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df3" officeooo:paragraph-rsid="00145df3"/>
    </style:style>
    <style:style style:name="P2" style:family="paragraph" style:parent-style-name="Standard">
      <style:text-properties officeooo:rsid="00153239" officeooo:paragraph-rsid="00153239"/>
    </style:style>
    <style:style style:name="P3" style:family="paragraph" style:parent-style-name="Standard">
      <style:text-properties officeooo:rsid="001640e8" officeooo:paragraph-rsid="001640e8"/>
    </style:style>
    <style:style style:name="P4" style:family="paragraph" style:parent-style-name="Standard">
      <style:text-properties officeooo:rsid="00176d00" officeooo:paragraph-rsid="00176d00"/>
    </style:style>
    <style:style style:name="P5" style:family="paragraph" style:parent-style-name="Standard">
      <style:text-properties officeooo:rsid="0017f6c4" officeooo:paragraph-rsid="0017f6c4"/>
    </style:style>
    <style:style style:name="P6" style:family="paragraph" style:parent-style-name="Standard">
      <style:text-properties fo:color="#080808" style:font-name="DejaVu Sans Mono" fo:font-size="9pt" fo:font-style="normal" fo:font-weight="normal" officeooo:rsid="001640e8" officeooo:paragraph-rsid="001640e8" style:font-size-asian="9pt" style:font-style-asian="normal" style:font-weight-asian="normal"/>
    </style:style>
    <style:style style:name="P7" style:family="paragraph" style:parent-style-name="Standard">
      <style:text-properties fo:color="#080808" style:font-name="DejaVu Sans Mono" fo:font-size="9pt" fo:font-style="normal" fo:font-weight="normal" officeooo:rsid="00176d00" officeooo:paragraph-rsid="00176d00" style:font-size-asian="9pt" style:font-style-asian="normal" style:font-weight-asian="normal"/>
    </style:style>
    <style:style style:name="P8" style:family="paragraph" style:parent-style-name="Standard">
      <style:text-properties officeooo:rsid="00186f05" officeooo:paragraph-rsid="00186f05"/>
    </style:style>
    <style:style style:name="P9" style:family="paragraph" style:parent-style-name="Standard">
      <style:text-properties officeooo:rsid="001a1632" officeooo:paragraph-rsid="001a1632"/>
    </style:style>
    <style:style style:name="P10" style:family="paragraph" style:parent-style-name="Standard">
      <style:text-properties officeooo:rsid="001a8708" officeooo:paragraph-rsid="001a8708"/>
    </style:style>
    <style:style style:name="P11" style:family="paragraph" style:parent-style-name="Standard">
      <style:text-properties officeooo:paragraph-rsid="001a8708"/>
    </style:style>
    <style:style style:name="P12" style:family="paragraph" style:parent-style-name="Standard">
      <style:text-properties officeooo:rsid="001c79da" officeooo:paragraph-rsid="001c79da"/>
    </style:style>
    <style:style style:name="P13" style:family="paragraph" style:parent-style-name="Standard">
      <style:text-properties officeooo:rsid="001e9ece" officeooo:paragraph-rsid="001e9ece"/>
    </style:style>
    <style:style style:name="P14" style:family="paragraph" style:parent-style-name="Standard">
      <style:text-properties officeooo:rsid="0017f6c4" officeooo:paragraph-rsid="0017f6c4"/>
    </style:style>
    <style:style style:name="P15" style:family="paragraph" style:parent-style-name="Standard">
      <style:text-properties officeooo:rsid="00206f70" officeooo:paragraph-rsid="00206f70"/>
    </style:style>
    <style:style style:name="P16" style:family="paragraph" style:parent-style-name="Standard">
      <style:text-properties officeooo:rsid="0020fed2" officeooo:paragraph-rsid="0020fed2"/>
    </style:style>
    <style:style style:name="P17" style:family="paragraph" style:parent-style-name="Standard">
      <style:text-properties officeooo:rsid="0020fed2" officeooo:paragraph-rsid="0022db25"/>
    </style:style>
    <style:style style:name="P18" style:family="paragraph" style:parent-style-name="Standard">
      <style:text-properties officeooo:rsid="0022db25" officeooo:paragraph-rsid="0022db25"/>
    </style:style>
    <style:style style:name="T1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080808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080808" style:font-name="DejaVu Sa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080808" style:font-name="0" fo:font-size="9pt" style:font-size-asian="9pt"/>
    </style:style>
    <style:style style:name="T10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13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officeooo:rsid="00153239"/>
    </style:style>
    <style:style style:name="T16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9e880d" style:font-name="DejaVu Sa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9e880d" style:font-name="DejaVu Sans Mono" fo:font-size="9pt" fo:font-style="normal" fo:font-weight="normal" style:font-size-asian="9pt" style:font-style-asian="normal" style:font-weight-asian="normal"/>
    </style:style>
    <style:style style:name="T20" style:family="text">
      <style:text-properties officeooo:rsid="001640e8"/>
    </style:style>
    <style:style style:name="T21" style:family="text">
      <style:text-properties fo:color="#1750eb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officeooo:rsid="00181e48"/>
    </style:style>
    <style:style style:name="T23" style:family="text">
      <style:text-properties officeooo:rsid="001a8708"/>
    </style:style>
    <style:style style:name="T24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na podstawie:<text:line-break/><text:a xlink:type="simple" xlink:href="https://codinginflow.com/tutorials/android/handlerthread" text:style-name="Internet_20_link" text:visited-style-name="Visited_20_Internet_20_Link">https://codinginflow.com/tutorials/android/handlerthread</text:a></text:p>
      <text:p text:style-name="P1"/>
      <text:p text:style-name="P1">1. Dodajemy obiekt klasy HandlerThread do MainActivity. <text:span text:style-name="T15">Jest to wątek tła.</text:span></text:p>
      <text:p text:style-name="P1"/>
      <text:p text:style-name="P1"><text:span text:style-name="T1">public class </text:span><text:span text:style-name="T3">MainActivity </text:span><text:span text:style-name="T1">extends </text:span><text:span text:style-name="T3">AppCompatActivity </text:span><text:span text:style-name="T5">{</text:span><text:line-break/><text:span text:style-name="T5"> <text:s text:c="3"/></text:span><text:span text:style-name="T1">private </text:span><text:span text:style-name="T3">HandlerThread </text:span><text:span text:style-name="T10">handlerThread </text:span><text:span text:style-name="T5">= </text:span><text:span text:style-name="T1">new </text:span><text:span text:style-name="T5">HandlerThread(</text:span><text:span text:style-name="T13">"HandlerThread"</text:span><text:span text:style-name="T5">);</text:span></text:p>
      <text:p text:style-name="P1"/>
      <text:p text:style-name="P2">Lepszym miejsce do umieszczenia handlerThreada jest Service bo się nie zmienia jak obracamy telefon. </text:p>
      <text:p text:style-name="P2"/>
      <text:p text:style-name="P2">2. Startujemy ten wątek w onCreate i zatrzymujemy w onDestroy w MainActivity.</text:p>
      <text:p text:style-name="P2"/>
      <text:p text:style-name="P2"><text:span text:style-name="T1">protected void </text:span><text:span text:style-name="T16">onCreate</text:span><text:span text:style-name="T5">(</text:span><text:span text:style-name="T3">Bundle </text:span><text:span text:style-name="T5">savedInstanceState) {</text:span><text:line-break/><text:span text:style-name="T5"> <text:s text:c="3"/></text:span><text:span text:style-name="T1">super</text:span><text:span text:style-name="T5">.onCreate(savedInstanceState);</text:span><text:line-break/><text:span text:style-name="T5"> <text:s text:c="3"/>setContentView(</text:span><text:span text:style-name="T3">R</text:span><text:span text:style-name="T5">.</text:span><text:span text:style-name="T3">layout</text:span><text:span text:style-name="T5">.</text:span><text:span text:style-name="T12">activity_main</text:span><text:span text:style-name="T5">);</text:span><text:line-break/><text:line-break/><text:span text:style-name="T5"> <text:s text:c="3"/></text:span><text:span text:style-name="T10">handlerThread</text:span><text:span text:style-name="T5">.start();</text:span></text:p>
      <text:p text:style-name="P2"/>
      <text:p text:style-name="P2"><text:span text:style-name="T18">@Override</text:span><text:line-break/><text:span text:style-name="T1">protected void </text:span><text:span text:style-name="T16">onDestroy</text:span><text:span text:style-name="T5">() {</text:span><text:line-break/><text:span text:style-name="T5"> <text:s text:c="3"/></text:span><text:span text:style-name="T1">super</text:span><text:span text:style-name="T5">.onDestroy();</text:span><text:line-break/><text:span text:style-name="T5"> <text:s text:c="3"/></text:span><text:span text:style-name="T10">handlerThread</text:span><text:span text:style-name="T5">.quit();</text:span><text:line-break/><text:span text:style-name="T5">}</text:span></text:p>
      <text:p text:style-name="P2"/>
      <text:p text:style-name="P2"/>
      <text:p text:style-name="P2">3. Dodajemy pole Handlera i tworzymy instację spinając go z wątkiem tła (handlerThread) <text:span text:style-name="T20">w metodzie onCreate.</text:span></text:p>
      <text:p text:style-name="P1"/>
      <text:p text:style-name="P1"><text:span text:style-name="T1">private </text:span><text:span text:style-name="T3">Handler </text:span><text:span text:style-name="T10">handler</text:span><text:span text:style-name="T5">;</text:span></text:p>
      <text:p text:style-name="P1"/>
      <text:p text:style-name="P1"><text:span text:style-name="T10">handler </text:span><text:span text:style-name="T5">= </text:span><text:span text:style-name="T1">new </text:span><text:span text:style-name="T5">Handler(</text:span><text:span text:style-name="T10">handlerThread</text:span><text:span text:style-name="T5">.getLooper());</text:span></text:p>
      <text:p text:style-name="P1"/>
      <text:p text:style-name="P3">4. Tworzymy dwie statyczne klasy wewnętrzne w który są różne zadania, które będą odpalane w wątku tła.</text:p>
      <text:p text:style-name="P3"/>
      <text:p text:style-name="P3"><text:span text:style-name="T1">static class </text:span><text:span text:style-name="T3">ExampleRunnable1 </text:span><text:span text:style-name="T1">implements </text:span><text:span text:style-name="T3">Runnable </text:span><text:span text:style-name="T5">{</text:span><text:line-break/><text:span text:style-name="T5"> <text:s text:c="3"/></text:span><text:span text:style-name="T18">@Override</text:span><text:line-break/><text:span text:style-name="T18"> <text:s text:c="3"/></text:span><text:span text:style-name="T1">public void </text:span><text:span text:style-name="T16">run</text:span><text:span text:style-name="T5">() {</text:span><text:line-break/><text:span text:style-name="T5"> <text:s text:c="7"/></text:span><text:span text:style-name="T1">for </text:span><text:span text:style-name="T5">(</text:span><text:span text:style-name="T1">int </text:span><text:span text:style-name="T5">i = </text:span><text:span text:style-name="T21">0</text:span><text:span text:style-name="T5">; i &lt; </text:span><text:span text:style-name="T21">4</text:span><text:span text:style-name="T5">; i++) {</text:span><text:line-break/><text:span text:style-name="T5"> <text:s text:c="11"/></text:span><text:span text:style-name="T3">Log</text:span><text:span text:style-name="T5">.</text:span><text:span text:style-name="T7">d</text:span><text:span text:style-name="T5">(</text:span><text:span text:style-name="T12">TAG</text:span><text:span text:style-name="T5">, </text:span><text:span text:style-name="T13">"Runnable1: " </text:span><text:span text:style-name="T5">+ i);</text:span><text:line-break/><text:span text:style-name="T5"> <text:s text:c="11"/></text:span><text:span text:style-name="T3">SystemClock</text:span><text:span text:style-name="T5">.</text:span><text:span text:style-name="T7">sleep</text:span><text:span text:style-name="T5">(</text:span><text:span text:style-name="T21">1000</text:span><text:span text:style-name="T5">);</text:span><text:line-break/><text:span text:style-name="T5"> <text:s text:c="7"/>}</text:span><text:line-break/><text:span text:style-name="T5"> <text:s text:c="3"/>}</text:span><text:line-break/><text:span text:style-name="T5">}</text:span></text:p>
      <text:p text:style-name="P6"/>
      <text:p text:style-name="P7">5. W metodzie podpiętej pod button doWork() podpinamy te zadania do wątku tła.</text:p>
      <text:p text:style-name="P7"/>
      <text:p text:style-name="P4"><text:span text:style-name="T1">public void </text:span><text:span text:style-name="T16">doWork</text:span><text:span text:style-name="T5">(</text:span><text:span text:style-name="T3">View </text:span><text:span text:style-name="T5">view) {</text:span><text:line-break/><text:span text:style-name="T5"> <text:s text:c="3"/></text:span><text:span text:style-name="T10">handler</text:span><text:span text:style-name="T5">.postDelayed(</text:span><text:span text:style-name="T1">new </text:span><text:span text:style-name="T5">ExampleRunnable1(), </text:span><text:span text:style-name="T21">2000</text:span><text:span text:style-name="T5">);</text:span><text:line-break/><text:span text:style-name="T5"> <text:s text:c="3"/></text:span><text:span text:style-name="T10">handler</text:span><text:span text:style-name="T5">.post(</text:span><text:span text:style-name="T1">new </text:span><text:span text:style-name="T5">ExampleRunnable2());</text:span><text:line-break/><text:span text:style-name="T5">}</text:span></text:p>
      <text:p text:style-name="P7"/>
      <text:p text:style-name="P5">Zadanie 1 ma opóźnienie 2s , dlatego najpierw wykonuje się zadanie 2 a po nim zadanie 1.</text:p>
      <text:p text:style-name="P5"/>
      <text:p text:style-name="P5">6. Można jeszcze spóbować odpalenia w takiej konfiguracji:</text:p>
      <text:p text:style-name="P5"/>
      <text:p text:style-name="P5"><text:span text:style-name="T1">public void </text:span><text:span text:style-name="T16">doWork</text:span><text:span text:style-name="T5">(</text:span><text:span text:style-name="T3">View </text:span><text:span text:style-name="T5">view) {</text:span><text:line-break/><text:span text:style-name="T5"> <text:s text:c="3"/></text:span><text:span text:style-name="T10">handler</text:span><text:span text:style-name="T5">.post(</text:span><text:span text:style-name="T1">new </text:span><text:span text:style-name="T5">ExampleRunnable1());</text:span><text:line-break/><text:span text:style-name="T5"> <text:s text:c="3"/></text:span><text:span text:style-name="T10">handler</text:span><text:span text:style-name="T5">.post(</text:span><text:span text:style-name="T1">new </text:span><text:span text:style-name="T5">ExampleRunnable1());</text:span><text:line-break/><text:span text:style-name="T5"> <text:s text:c="3"/></text:span><text:span text:style-name="T10">handler</text:span><text:span text:style-name="T5">.postAtFrontOfQueue(</text:span><text:span text:style-name="T1">new </text:span><text:span text:style-name="T5">ExampleRunnable2());</text:span><text:line-break/><text:span text:style-name="T5">}</text:span></text:p>
      <text:p text:style-name="P5"/>
      <text:p text:style-name="P5"><text:soft-page-break/>Rusza najpierw zadanie 1 ale po nim rusza 2 bo wskoczyła na początek kolejki i na trzecim miejscu odpala się zadanie 1 które jest na drugiej pozycji.</text:p>
      <text:p text:style-name="P5"/>
      <text:p text:style-name="P5">7. Tworzymy osobną klasę Handlera<text:span text:style-name="T22">Threada</text:span> – ExampleHandlerThread</text:p>
      <text:p text:style-name="P5"/>
      <text:p text:style-name="P5"><text:span text:style-name="T1">import </text:span><text:span text:style-name="T3">android.os.Handler</text:span><text:span text:style-name="T5">;</text:span><text:line-break/><text:span text:style-name="T1">import </text:span><text:span text:style-name="T3">android.os.HandlerThread</text:span><text:span text:style-name="T5">;</text:span><text:line-break/><text:span text:style-name="T1">import </text:span><text:span text:style-name="T3">android.os.Process</text:span><text:span text:style-name="T5">;</text:span><text:line-break/><text:line-break/><text:span text:style-name="T1">public class </text:span><text:span text:style-name="T3">ExampleHandlerThread </text:span><text:span text:style-name="T1">extends </text:span><text:span text:style-name="T3">HandlerThread </text:span><text:span text:style-name="T5">{</text:span><text:line-break/><text:span text:style-name="T5"> <text:s text:c="3"/></text:span><text:span text:style-name="T1">private static final </text:span><text:span text:style-name="T3">String </text:span><text:span text:style-name="T12">TAG </text:span><text:span text:style-name="T5">= </text:span><text:span text:style-name="T13">"ExampleHandlerThread"</text:span><text:span text:style-name="T5">;</text:span><text:line-break/><text:line-break/><text:span text:style-name="T5"> <text:s text:c="3"/></text:span><text:span text:style-name="T1">private </text:span><text:span text:style-name="T3">Handler </text:span><text:span text:style-name="T10">handler</text:span><text:span text:style-name="T5">;</text:span><text:line-break/><text:line-break/><text:span text:style-name="T5"> <text:s text:c="3"/></text:span><text:span text:style-name="T1">public </text:span><text:span text:style-name="T16">ExampleHandlerThread</text:span><text:span text:style-name="T5">() {</text:span><text:line-break/><text:span text:style-name="T5"> <text:s text:c="7"/></text:span><text:span text:style-name="T1">super</text:span><text:span text:style-name="T5">(</text:span><text:span text:style-name="T13">"ExampleHandlerThread"</text:span><text:span text:style-name="T5">, </text:span><text:span text:style-name="T3">Process</text:span><text:span text:style-name="T5">.</text:span><text:span text:style-name="T12">THREAD_PRIORITY_BACKGROUND</text:span><text:span text:style-name="T5">);</text:span><text:line-break/><text:span text:style-name="T5"> <text:s text:c="3"/>}</text:span><text:line-break/><text:line-break/><text:span text:style-name="T5"> <text:s text:c="3"/></text:span><text:span text:style-name="T18">@Override</text:span><text:line-break/><text:span text:style-name="T18"> <text:s text:c="3"/></text:span><text:span text:style-name="T1">protected void </text:span><text:span text:style-name="T16">onLooperPrepared</text:span><text:span text:style-name="T5">() {</text:span><text:line-break/><text:span text:style-name="T5"> <text:s text:c="7"/></text:span><text:span text:style-name="T10">handler </text:span><text:span text:style-name="T5">= </text:span><text:span text:style-name="T1">new </text:span><text:span text:style-name="T5">Handler();</text:span><text:line-break/><text:span text:style-name="T5"> <text:s text:c="3"/>}</text:span><text:line-break/><text:line-break/><text:span text:style-name="T5"> <text:s text:c="3"/></text:span><text:span text:style-name="T1">public </text:span><text:span text:style-name="T3">Handler </text:span><text:span text:style-name="T16">getHandler</text:span><text:span text:style-name="T5">() {</text:span><text:line-break/><text:span text:style-name="T5"> <text:s text:c="7"/></text:span><text:span text:style-name="T1">return </text:span><text:span text:style-name="T10">handler</text:span><text:span text:style-name="T5">;</text:span><text:line-break/><text:span text:style-name="T5"> <text:s text:c="3"/>}</text:span><text:line-break/><text:span text:style-name="T5">}</text:span></text:p>
      <text:p text:style-name="P5"/>
      <text:p text:style-name="P8">Umieszczamy w niej Handlera, inicjalizujemy go w metodzie onLooperPreapared i udostępniamy go metodą getHandler().</text:p>
      <text:p text:style-name="P8">Konstruktor robimy bezparametrowy ale na sztywno do super konstruktora przesyłamy nazwę i priorytet naszego wątku tła.</text:p>
      <text:p text:style-name="P8"/>
      <text:p text:style-name="P9">8. Dodajemy utworzony wątek tła ExampleHandlerThread do klasy głónej MainActivity</text:p>
      <text:p text:style-name="P10"/>
      <text:p text:style-name="P10"><text:span text:style-name="T1">private </text:span><text:span text:style-name="T3">ExampleHandlerThread </text:span><text:span text:style-name="T10">handlerThread </text:span><text:span text:style-name="T5">= </text:span><text:span text:style-name="T1">new </text:span><text:span text:style-name="T5">ExampleHandlerThread();</text:span></text:p>
      <text:p text:style-name="P10"/>
      <text:p text:style-name="P10">Usuwamy utworzony w MainActivity handler i jego ustawianie bo nasz wątek tła już ma swój handler.</text:p>
      <text:p text:style-name="P11"><text:span text:style-name="T23">Zmieniamy też utworzonego handlera na handlera z naszej klasy w metodzie doWork:<text:line-break/><text:line-break/></text:span><text:span text:style-name="T1">public void </text:span><text:span text:style-name="T16">doWork</text:span><text:span text:style-name="T5">(</text:span><text:span text:style-name="T3">View </text:span><text:span text:style-name="T5">view) {</text:span><text:line-break/><text:span text:style-name="T5"> <text:s text:c="3"/></text:span><text:span text:style-name="T10">handlerThread</text:span><text:span text:style-name="T5">.getHandler().post(</text:span><text:span text:style-name="T1">new </text:span><text:span text:style-name="T5">ExampleRunnable1());</text:span><text:line-break/><text:span text:style-name="T5"> <text:s text:c="3"/></text:span><text:span text:style-name="T10">handlerThread</text:span><text:span text:style-name="T5">.getHandler().post(</text:span><text:span text:style-name="T1">new </text:span><text:span text:style-name="T5">ExampleRunnable1());</text:span><text:line-break/><text:span text:style-name="T5"> <text:s text:c="3"/></text:span><text:span text:style-name="T10">handlerThread</text:span><text:span text:style-name="T5">.getHandler().postAtFrontOfQueue(</text:span><text:span text:style-name="T1">new </text:span><text:span text:style-name="T5">ExampleRunnable2());</text:span><text:line-break/><text:span text:style-name="T5">}</text:span></text:p>
      <text:p text:style-name="P10"/>
      <text:p text:style-name="P12">9. <text:s/>Zamiast wysyłania(posting) zadań w wątkach możemy wysłać message do wątku tła.</text:p>
      <text:p text:style-name="P12"/>
      <text:p text:style-name="P5"><text:span text:style-name="T1">public void </text:span><text:span text:style-name="T16">doWork</text:span><text:span text:style-name="T5">(</text:span><text:span text:style-name="T3">View </text:span><text:span text:style-name="T5">view) {</text:span><text:line-break/><text:line-break/><text:span text:style-name="T5"> <text:s text:c="3"/></text:span><text:span text:style-name="T3">Message msg </text:span><text:span text:style-name="T5">= </text:span><text:span text:style-name="T3">Message</text:span><text:span text:style-name="T5">.</text:span><text:span text:style-name="T7">obtain</text:span><text:span text:style-name="T5">(); </text:span><text:span text:style-name="T24">//tworzenie wiadomości</text:span><text:line-break/><text:span text:style-name="T24"> <text:s text:c="3"/></text:span><text:span text:style-name="T3">msg</text:span><text:span text:style-name="T5">.</text:span><text:span text:style-name="T10">what </text:span><text:span text:style-name="T5">= </text:span><text:span text:style-name="T21">1</text:span><text:span text:style-name="T5">; </text:span><text:span text:style-name="T24">//identyfikator wiadomości</text:span><text:line-break/><text:span text:style-name="T24"> <text:s text:c="3"/></text:span><text:span text:style-name="T3">msg</text:span><text:span text:style-name="T5">.</text:span><text:span text:style-name="T10">arg1 </text:span><text:span text:style-name="T5">= </text:span><text:span text:style-name="T21">23</text:span><text:span text:style-name="T5">; </text:span><text:span text:style-name="T24">// możemy wysłać jakiś argument razem w wiadomości</text:span><text:line-break/><text:span text:style-name="T24"> <text:s text:c="3"/></text:span><text:span text:style-name="T3">msg</text:span><text:span text:style-name="T5">.</text:span><text:span text:style-name="T10">obj </text:span><text:span text:style-name="T5">= </text:span><text:span text:style-name="T13">"Obj String"</text:span><text:span text:style-name="T5">; </text:span><text:span text:style-name="T24">//możemy wysłać jakis obiekt np String razem w wiadomości</text:span><text:line-break/><text:span text:style-name="T24"> <text:s text:c="3"/>//msg.setData( bundle ); // mozemy wysłać jeszcze więcej danych w wiadomości w postaci Bundle</text:span><text:line-break/><text:span text:style-name="T24"> <text:s text:c="3"/></text:span><text:line-break/><text:span text:style-name="T24"> <text:s text:c="3"/></text:span><text:span text:style-name="T10">handlerThread</text:span><text:span text:style-name="T5">.getHandler().sendMessage(</text:span><text:span text:style-name="T3">msg</text:span><text:span text:style-name="T5">); </text:span><text:span text:style-name="T24">// wysyłamy tym sposobem bo dodaliśmy wiecej rzeczy do zasobu widomości</text:span><text:line-break/><text:span text:style-name="T24"> <text:s text:c="3"/>//handlerThread.getHandler().sendEmptyMessage(1); // tak możemy w jednej lini wysłać wiadomoć z </text:span><text:soft-page-break/><text:span text:style-name="T24">indentyfikatorem 1 bez tworzenia osobno tej wiadomości</text:span><text:line-break/></text:p>
      <text:p text:style-name="P13">10. Jak chcemy dodać obsługę messages in handlerze wątku tła pojawia się warning o możliwym wycieku pamięci:</text:p>
      <text:p text:style-name="P13"/>
      <text:p text:style-name="P13"><text:span text:style-name="T18">@Override</text:span><text:line-break/><text:span text:style-name="T1">protected void </text:span><text:span text:style-name="T16">onLooperPrepared</text:span><text:span text:style-name="T5">() {</text:span><text:line-break/><text:span text:style-name="T5"> <text:s text:c="3"/></text:span><text:span text:style-name="T10">handler </text:span><text:span text:style-name="T5">= </text:span><text:span text:style-name="T1">new </text:span><text:span text:style-name="T3">Handler</text:span><text:span text:style-name="T5">(){</text:span><text:line-break/><text:span text:style-name="T5"> <text:s text:c="7"/></text:span><text:line-break/><text:span text:style-name="T5"> <text:s text:c="3"/>};</text:span><text:line-break/><text:span text:style-name="T5">}</text:span></text:p>
      <text:p text:style-name="P13"/>
      <text:p text:style-name="P13">This Handler class should be static or leaks might occur (anonymous android.os.Handler)</text:p>
      <text:p text:style-name="P5"/>
      <text:p text:style-name="P13">Rozwiązaniem jest dodanie:</text:p>
      <text:p text:style-name="P13"/>
      <text:p text:style-name="P13"><text:span text:style-name="T18">@SuppressLint</text:span><text:span text:style-name="T5">(</text:span><text:span text:style-name="T13">"HandlerLeak"</text:span><text:span text:style-name="T5">)</text:span></text:p>
      <text:p text:style-name="P13"/>
      <text:p text:style-name="P13">Wyciek jest również możliwy ponieważ tak długo jak istnieje message, istnieje też wątek w którym to isnieje czyli wątek tła.</text:p>
      <text:p text:style-name="P13">W tej klasie nie jest to problem bo jest tworzona osobno ale problem byłby jeżeli wywoływane byłoby to w Activity ponieważ aktywity żyje dłużej.</text:p>
      <text:p text:style-name="P13"/>
      <text:p text:style-name="P15">11. Możemy usuwać runnables albo messages w czasie ich trwania, ale usuwa tylko to co jeszcze nie zostało uruchomione. To co już działa nie zostanie zatrzymane.</text:p>
      <text:p text:style-name="P15"/>
      <text:p text:style-name="P15"><text:span text:style-name="T1">public void </text:span><text:span text:style-name="T16">removeMessages</text:span><text:span text:style-name="T5">(</text:span><text:span text:style-name="T3">View </text:span><text:span text:style-name="T5">view) {</text:span><text:line-break/><text:span text:style-name="T5"> <text:s text:c="3"/></text:span><text:span text:style-name="T10">handlerThread</text:span><text:span text:style-name="T5">.getHandler().removeCallbacksAndMessages(</text:span><text:span text:style-name="T1">null</text:span><text:span text:style-name="T5">); </text:span><text:span text:style-name="T24">// z nullem usuwa wszystkie messages i callbacks</text:span><text:line-break/><text:span text:style-name="T5">}</text:span></text:p>
      <text:p text:style-name="P15"/>
      <text:p text:style-name="P16">12. Możemy usunąć pojedynczą message albo runnable.</text:p>
      <text:p text:style-name="P16">Runnable musi w tym przypadku być stworzone globalnie aby przekazać do remove dokładnie tą samą referencje.</text:p>
      <text:p text:style-name="P16"/>
      <text:p text:style-name="P16"><text:span text:style-name="T1">private </text:span><text:span text:style-name="T3">ExampleRunnable1 </text:span><text:span text:style-name="T10">runnable1 </text:span><text:span text:style-name="T5">= </text:span><text:span text:style-name="T1">new </text:span><text:span text:style-name="T5">ExampleRunnable1();</text:span></text:p>
      <text:p text:style-name="P16"/>
      <text:p text:style-name="P16"><text:span text:style-name="T1">public void </text:span><text:span text:style-name="T16">doWork</text:span><text:span text:style-name="T5">(</text:span><text:span text:style-name="T3">View </text:span><text:span text:style-name="T5">view) {</text:span></text:p>
      <text:p text:style-name="P16"><text:span text:style-name="T10"><text:tab/>handlerThread</text:span><text:span text:style-name="T5">.getHandler().post(</text:span><text:span text:style-name="T10">runnable1</text:span><text:span text:style-name="T5">);</text:span></text:p>
      <text:p text:style-name="P16"/>
      <text:p text:style-name="P16"><text:span text:style-name="T9"><text:s text:c="4"/></text:span><text:span text:style-name="T1">public void </text:span><text:span text:style-name="T16">removeMessages</text:span><text:span text:style-name="T5">(</text:span><text:span text:style-name="T3">View </text:span><text:span text:style-name="T5">view) {</text:span><text:line-break/><text:span text:style-name="T24"> <text:s text:c="7"/></text:span><text:span text:style-name="T10">handlerThread</text:span><text:span text:style-name="T5">.getHandler().removeCallbacks(</text:span><text:span text:style-name="T10">runnable1</text:span><text:span text:style-name="T5">);</text:span></text:p>
      <text:p text:style-name="P16"/>
      <text:p text:style-name="P18">13. Usuwanie Runnables może być też identyfikowane przez Obiect token</text:p>
      <text:p text:style-name="P18">- Trzeba stworzyć globalnie taki obiekt i przekazać go do handlera razem z Runnable1</text:p>
      <text:p text:style-name="P18"/>
      <text:p text:style-name="P18"><text:span text:style-name="T1">private </text:span><text:span text:style-name="T3">Object </text:span><text:span text:style-name="T10">token </text:span><text:span text:style-name="T5">= </text:span><text:span text:style-name="T1">new </text:span><text:span text:style-name="T5">Object();</text:span></text:p>
      <text:p text:style-name="P18"/>
      <text:p text:style-name="P17"><text:span text:style-name="T1">public void </text:span><text:span text:style-name="T16">doWork</text:span><text:span text:style-name="T5">(</text:span><text:span text:style-name="T3">View </text:span><text:span text:style-name="T5">view) {</text:span></text:p>
      <text:p text:style-name="P18"><text:span text:style-name="T10"><text:tab/>handlerThread</text:span><text:span text:style-name="T5">.getHandler().postAtTime(</text:span><text:span text:style-name="T10">runnable1</text:span><text:span text:style-name="T5">, </text:span><text:span text:style-name="T10">token</text:span><text:span text:style-name="T5">, </text:span><text:span text:style-name="T3">SystemClock</text:span><text:span text:style-name="T5">.</text:span><text:span text:style-name="T7">uptimeMillis</text:span><text:span text:style-name="T5">());</text:span></text:p>
      <text:p text:style-name="P18"><text:span text:style-name="T5"/></text:p>
      <text:p text:style-name="P17"><text:span text:style-name="T9"><text:s/></text:span><text:span text:style-name="T1">public void </text:span><text:span text:style-name="T16">removeMessages</text:span><text:span text:style-name="T5">(</text:span><text:span text:style-name="T3">View </text:span><text:span text:style-name="T5">view) {</text:span></text:p>
      <text:p text:style-name="P18"><text:span text:style-name="T10"><text:tab/>handlerThread</text:span><text:span text:style-name="T5">.getHandler().removeCallbacks(</text:span><text:span text:style-name="T10">runnable1</text:span><text:span text:style-name="T5">,</text:span><text:span text:style-name="T10">token</text:span><text:span text:style-name="T5">);</text:span></text:p>
      <text:p text:style-name="P18"/>
      <text:p text:style-name="P5"/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0" svg:font-family="0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0.61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4:25:12.146446543</meta:creation-date>
    <meta:generator>LibreOffice/6.4.6.2$Linux_X86_64 LibreOffice_project/40$Build-2</meta:generator>
    <dc:date>2020-11-22T09:21:59.702874702</dc:date>
    <meta:editing-duration>PT2H12M22S</meta:editing-duration>
    <meta:editing-cycles>13</meta:editing-cycles>
    <meta:document-statistic meta:table-count="0" meta:image-count="0" meta:object-count="0" meta:page-count="3" meta:paragraph-count="50" meta:word-count="674" meta:character-count="5756" meta:non-whitespace-character-count="4882"/>
  </office:meta>
</office:document-meta>
</file>